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24.4pt" svg:y="23.13pt">
            <draw:object draw:notify-on-update-of-ranges="Sheet1.A2:Sheet1.A2 Sheet1.A3:Sheet1.A7 Sheet1.B2:Sheet1.B2 Sheet1.B3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pply (V)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w (rpm)</text:p>
          </table:table-cell>
          <table:table-cell office:value-type="string" calcext:value-type="string">
            <text:p>w_red (rpm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2" calcext:value-type="float">
            <text:p>1992</text:p>
          </table:table-cell>
          <table:table-cell table:formula="of:=[.B3]/16*60" office:value-type="float" office:value="7470" calcext:value-type="float">
            <text:p>7470</text:p>
          </table:table-cell>
          <table:table-cell table:formula="of:=[.C3]/30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2" calcext:value-type="float">
            <text:p>2252</text:p>
          </table:table-cell>
          <table:table-cell table:formula="of:=[.B4]/16*60" office:value-type="float" office:value="8445" calcext:value-type="float">
            <text:p>8445</text:p>
          </table:table-cell>
          <table:table-cell table:formula="of:=[.C4]/30"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3" calcext:value-type="float">
            <text:p>2513</text:p>
          </table:table-cell>
          <table:table-cell table:formula="of:=[.B5]/16*60" office:value-type="float" office:value="9423.75" calcext:value-type="float">
            <text:p>9423.75</text:p>
          </table:table-cell>
          <table:table-cell table:formula="of:=[.C5]/30" office:value-type="float" office:value="314.125" calcext:value-type="float">
            <text:p>314.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47" calcext:value-type="float">
            <text:p>2747</text:p>
          </table:table-cell>
          <table:table-cell table:formula="of:=[.B6]/16*60" office:value-type="float" office:value="10301.25" calcext:value-type="float">
            <text:p>10301.25</text:p>
          </table:table-cell>
          <table:table-cell table:formula="of:=[.C6]/30" office:value-type="float" office:value="343.375" calcext:value-type="float">
            <text:p>343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12" calcext:value-type="float">
            <text:p>3012</text:p>
          </table:table-cell>
          <table:table-cell table:formula="of:=[.B7]/16*60" office:value-type="float" office:value="11295" calcext:value-type="float">
            <text:p>11295</text:p>
          </table:table-cell>
          <table:table-cell table:formula="of:=[.C7]/30" office:value-type="float" office:value="376.5" calcext:value-type="float">
            <text:p>376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9:55:13.541617475</meta:creation-date>
    <dc:date>2020-06-22T20:07:48.470064779</dc:date>
    <meta:editing-duration>PT2M24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Sheet1.A2:Sheet1.B7" chart:data-source-has-labels="row" svg:x="0.32cm" svg:y="0.18cm" svg:width="11.45cm" svg:height="8.64cm">
          <chartooo:coordinate-region svg:x="1.312cm" svg:y="0.379cm" svg:width="10.1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7" chart:label-cell-address="Sheet1.B2:Sheet1.B2" chart:class="chart:scatter">
            <chart:domain table:cell-range-address="Sheet1.A3:Sheet1.A7"/>
            <chart:regression-curve chart:style-name="ch7">
              <chart:equation chart:display-equation="true" chart:display-r-square="tru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 (Hz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:Sheet1.A7</svg:desc>
                </draw:g>
              </table:table-cell>
              <table:table-cell office:value-type="float" office:value="1992">
                <text:p>1992</text:p>
                <draw:g>
                  <svg:desc>Sheet1.B3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747">
                <text:p>2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3012">
                <text:p>3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